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3" style:family="table-cell" style:parent-style-name="Prozent" style:data-style-name="N14">
      <style:text-properties fo:color="#000000"/>
    </style:style>
    <style:style style:name="T1" style:family="text" style:parent-style-name="Default">
      <style:text-properties fo:color="#000000" style:text-line-through-style="none" style:font-name="Arial Unicode MS" style:font-name-asian="Arial Unicode MS" style:font-name-complex="Arial Unicode M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 Unicode MS" style:font-name-asian="Arial Unicode MS" style:font-name-complex="Arial Unicode M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/>
    </style:style>
    <style:style style:name="co1" style:family="table-column">
      <style:table-column-properties fo:break-before="auto" style:column-width="3.70416666666667cm" style:use-optimal-column-width="true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5.953125cm" style:use-optimal-column-width="true"/>
    </style:style>
    <style:style style:name="co4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1">
            <text:p>Gas</text:p>
          </table:table-cell>
          <table:table-cell office:value-type="string" table:style-name="ce1">
            <text:p>Portion</text:p>
          </table:table-cell>
          <table:table-cell office:value-type="string" table:style-name="ce1">
            <text:p>R</text:p>
          </table:table-cell>
          <table:table-cell office:value-type="string" table:style-name="ce1">
            <text:p>Weighted</text:p>
          </table:table-cell>
          <table:table-cell office:value-type="string" table:style-name="ce1">
            <text:p>Isentropenexponent k (idealisiert)</text:p>
          </table:table-cell>
          <table:table-cell office:value-type="string" table:style-name="ce1">
            <text:p>Weighted (k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Carbon Dioxide (CO<text:span text:style-name="T2">2</text:span>)</text:p>
          </table:table-cell>
          <table:table-cell office:value-type="percentage" office:value="0.95899999999999996" table:style-name="ce3">
            <text:p>95,90%</text:p>
          </table:table-cell>
          <table:table-cell office:value-type="float" office:value="188.922" table:style-name="ce1">
            <text:p>188,922</text:p>
          </table:table-cell>
          <table:table-cell office:value-type="float" office:value="181.176198" table:formula="of:=[.B2]*[.C2]" table:style-name="ce1">
            <text:p>181,176198</text:p>
          </table:table-cell>
          <table:table-cell office:value-type="float" office:value="1.29" table:style-name="ce1">
            <text:p>1,29</text:p>
          </table:table-cell>
          <table:table-cell office:value-type="float" office:value="1.2371099999999999" table:formula="of:=[.B2]*[.E2]" table:style-name="ce1">
            <text:p>1,23711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Nitrogen (N<text:span text:style-name="T2">2</text:span>)</text:p>
          </table:table-cell>
          <table:table-cell office:value-type="percentage" office:value="0.02" table:style-name="ce3">
            <text:p>2,00%</text:p>
          </table:table-cell>
          <table:table-cell office:value-type="float" office:value="208.12200000000001" table:style-name="ce1">
            <text:p>208,122</text:p>
          </table:table-cell>
          <table:table-cell office:value-type="float" office:value="4.1624400000000001" table:formula="of:=[.B3]*[.C3]" table:style-name="ce1">
            <text:p>4,16244</text:p>
          </table:table-cell>
          <table:table-cell office:value-type="float" office:value="1.4" table:style-name="ce1">
            <text:p>1,4</text:p>
          </table:table-cell>
          <table:table-cell office:value-type="float" office:value="2.7999999999999997E-2" table:formula="of:=[.B3]*[.E3]" table:style-name="ce1">
            <text:p>0,02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rgon (Ar)</text:p>
          </table:table-cell>
          <table:table-cell office:value-type="percentage" office:value="1.9E-2" table:style-name="ce3">
            <text:p>1,90%</text:p>
          </table:table-cell>
          <table:table-cell office:value-type="float" office:value="296.839" table:style-name="ce1">
            <text:p>296,839</text:p>
          </table:table-cell>
          <table:table-cell office:value-type="float" office:value="5.6399409999999994" table:formula="of:=[.B4]*[.C4]" table:style-name="ce1">
            <text:p>5,639941</text:p>
          </table:table-cell>
          <table:table-cell office:value-type="float" office:value="1.66666" table:style-name="ce1">
            <text:p>1,66666</text:p>
          </table:table-cell>
          <table:table-cell office:value-type="float" office:value="3.166654E-2" table:formula="of:=[.B4]*[.E4]" table:style-name="ce1">
            <text:p>0,03166654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Oxygen (O<text:span text:style-name="T2">2</text:span>)</text:p>
          </table:table-cell>
          <table:table-cell office:value-type="percentage" office:value="1.4E-3" table:style-name="ce3">
            <text:p>0,14%</text:p>
          </table:table-cell>
          <table:table-cell office:value-type="float" office:value="259.827" table:style-name="ce1">
            <text:p>259,827</text:p>
          </table:table-cell>
          <table:table-cell office:value-type="float" office:value="0.36375780000000002" table:formula="of:=[.B5]*[.C5]" table:style-name="ce1">
            <text:p>0,3637578</text:p>
          </table:table-cell>
          <table:table-cell office:value-type="float" office:value="1.4" table:style-name="ce1">
            <text:p>1,4</text:p>
          </table:table-cell>
          <table:table-cell office:value-type="float" office:value="1.9599999999999999E-3" table:formula="of:=[.B5]*[.E5]" table:style-name="ce1">
            <text:p>0,0019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arbon Monoxide (CO)</text:p>
          </table:table-cell>
          <table:table-cell office:value-type="percentage" office:value="5.9999999999999995E-4" table:style-name="ce3">
            <text:p>0,06%</text:p>
          </table:table-cell>
          <table:table-cell office:value-type="float" office:value="296.839" table:style-name="ce1">
            <text:p>296,839</text:p>
          </table:table-cell>
          <table:table-cell office:value-type="float" office:value="0.1781034" table:formula="of:=[.B6]*[.C6]" table:style-name="ce1">
            <text:p>0,1781034</text:p>
          </table:table-cell>
          <table:table-cell office:value-type="float" office:value="1.4" table:style-name="ce1">
            <text:p>1,4</text:p>
          </table:table-cell>
          <table:table-cell office:value-type="float" office:value="8.3999999999999993E-4" table:formula="of:=[.B6]*[.E6]" table:style-name="ce1">
            <text:p>0,00084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percentage" office:value="1" table:formula="of:=SUM([.B2:.B6])" table:style-name="ce3">
            <text:p>100,00%</text:p>
          </table:table-cell>
          <table:table-cell table:style-name="ce1"/>
          <table:table-cell office:value-type="float" office:value="191.5204402" table:formula="of:=SUM([.D2:.D6])" table:style-name="ce1">
            <text:p>191,5204402</text:p>
          </table:table-cell>
          <table:table-cell table:style-name="ce1"/>
          <table:table-cell office:value-type="float" office:value="1.2995765399999999" table:formula="of:=SUM([.F2:.F6])" table:style-name="ce1">
            <text:p>1,2995765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pproximation!</text:p>
          </table:table-cell>
          <table:table-cell table:number-columns-repeated="16383" table:style-name="ce1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style:style style:name="Prozent" style:family="table-cell" style:data-style-name="N13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127</meta:generator>
    <meta:initial-creator>jason</meta:initial-creator>
    <dc:creator>jason</dc:creator>
    <meta:creation-date>2016-06-11T16:30:38Z</meta:creation-date>
    <dc:date>2016-08-28T14:39:04Z</dc:date>
    <meta:editing-duration>PT0S</meta:editing-duration>
  </office:meta>
</office:document-meta>
</file>